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2a63" officeooo:paragraph-rsid="00122a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/>
      <text:p text:style-name="Standard">int main()</text:p>
      <text:p text:style-name="Standard">{ <text:s text:c="2"/>int a;</text:p>
      <text:p text:style-name="Standard"/>
      <text:p text:style-name="Standard"><text:s text:c="4"/>printf("Enter any number ");</text:p>
      <text:p text:style-name="Standard"><text:s text:c="4"/>scanf("%d",&amp;a);</text:p>
      <text:p text:style-name="Standard"><text:s text:c="4"/>if(a%2==0)</text:p>
      <text:p text:style-name="Standard"><text:s text:c="4"/>printf("\nEnter number is even");</text:p>
      <text:p text:style-name="Standard"><text:s text:c="4"/>else</text:p>
      <text:p text:style-name="Standard"><text:s text:c="4"/>printf("Enter number is odd"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9:31:31.266041087</meta:creation-date>
    <dc:date>2020-01-14T19:34:59.406318620</dc:date>
    <meta:editing-duration>PT3M33S</meta:editing-duration>
    <meta:editing-cycles>1</meta:editing-cycles>
    <meta:document-statistic meta:table-count="0" meta:image-count="0" meta:object-count="0" meta:page-count="1" meta:paragraph-count="11" meta:word-count="25" meta:character-count="196" meta:non-whitespace-character-count="152"/>
    <meta:generator>LibreOffice/6.0.7.3$Linux_X86_64 LibreOffice_project/00m0$Build-3</meta:generator>
  </office:meta>
</office:document-meta>
</file>